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6.96cm" fo:margin-left="0.064cm" table:align="left"/>
    </style:style>
    <style:style style:name="Tabelle1.A" style:family="table-column">
      <style:table-column-properties style:column-width="5.609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d928"/>
    </style:style>
    <style:style style:name="P2" style:family="paragraph" style:parent-style-name="Standard">
      <style:text-properties officeooo:rsid="0011d928" officeooo:paragraph-rsid="0011d928"/>
    </style:style>
    <style:style style:name="P3" style:family="paragraph" style:parent-style-name="Text_20_body">
      <style:paragraph-properties fo:text-align="justify" style:justify-single-word="false"/>
      <style:text-properties fo:font-size="18pt" style:text-underline-style="solid" style:text-underline-width="auto" style:text-underline-color="font-color" fo:font-weight="bold" officeooo:rsid="0011d928" officeooo:paragraph-rsid="0011d928" style:font-size-asian="18pt" style:font-weight-asian="bold" style:font-size-complex="18pt" style:font-weight-complex="bold"/>
    </style:style>
    <style:style style:name="P4" style:family="paragraph" style:parent-style-name="Text_20_body">
      <style:paragraph-properties fo:text-align="justify" style:justify-single-word="false"/>
      <style:text-properties officeooo:rsid="001761c2" officeooo:paragraph-rsid="001761c2"/>
    </style:style>
    <style:style style:name="P5" style:family="paragraph" style:parent-style-name="Text_20_body">
      <style:paragraph-properties fo:text-align="justify" style:justify-single-word="false"/>
      <style:text-properties officeooo:rsid="00177be0" officeooo:paragraph-rsid="00177be0"/>
    </style:style>
    <style:style style:name="P6" style:family="paragraph" style:parent-style-name="Text_20_body">
      <style:paragraph-properties fo:margin-left="1.251cm" fo:margin-right="0cm" fo:text-align="justify" style:justify-single-word="false" fo:text-indent="-0.635cm" style:auto-text-indent="false"/>
      <style:text-properties style:font-name="Tlwg Typist" fo:font-size="12pt" style:text-underline-style="none" fo:font-weight="bold" officeooo:rsid="0014146a" officeooo:paragraph-rsid="0014146a" style:font-size-asian="10.5pt" style:font-weight-asian="bold" style:font-size-complex="12pt" style:font-weight-complex="bold"/>
    </style:style>
    <style:style style:name="P7" style:family="paragraph" style:parent-style-name="Text_20_body">
      <style:paragraph-properties fo:margin-left="1.251cm" fo:margin-right="0cm" fo:text-align="justify" style:justify-single-word="false" fo:text-indent="-0.635cm" style:auto-text-indent="false"/>
      <style:text-properties style:font-name="Liberation Serif" fo:font-size="18pt" style:text-underline-style="solid" style:text-underline-width="auto" style:text-underline-color="font-color" fo:font-weight="bold" officeooo:rsid="0011d928" officeooo:paragraph-rsid="0014146a" style:font-size-asian="18pt" style:font-weight-asian="bold" style:font-size-complex="18pt" style:font-weight-complex="bold"/>
    </style:style>
    <style:style style:name="P8" style:family="paragraph" style:parent-style-name="Text_20_body">
      <style:paragraph-properties fo:margin-left="1.251cm" fo:margin-right="0cm" fo:text-align="justify" style:justify-single-word="false" fo:text-indent="-0.635cm" style:auto-text-indent="false"/>
      <style:text-properties fo:color="#ff0000" style:font-name="Tlwg Typist" fo:font-size="12pt" style:text-underline-style="none" fo:font-weight="bold" officeooo:rsid="0014146a" officeooo:paragraph-rsid="0014146a" style:font-size-asian="10.5pt" style:font-weight-asian="bold" style:font-size-complex="12pt" style:font-weight-complex="bold"/>
    </style:style>
    <style:style style:name="P9" style:family="paragraph" style:parent-style-name="Table_20_Contents">
      <style:text-properties officeooo:rsid="0011d928" officeooo:paragraph-rsid="0011d928"/>
    </style:style>
    <style:style style:name="P10" style:family="paragraph" style:parent-style-name="Standard" style:list-style-name="L1">
      <style:text-properties officeooo:rsid="0011d928" officeooo:paragraph-rsid="0011d928"/>
    </style:style>
    <style:style style:name="P11" style:family="paragraph" style:parent-style-name="Text_20_body" style:list-style-name="L2">
      <style:paragraph-properties fo:text-align="justify" style:justify-single-word="false"/>
      <style:text-properties fo:font-size="12pt" style:text-underline-style="none" fo:font-weight="normal" officeooo:rsid="0012ff58" officeooo:paragraph-rsid="0012ff58" style:font-size-asian="10.5pt" style:font-weight-asian="normal" style:font-size-complex="12pt" style:font-weight-complex="normal"/>
    </style:style>
    <style:style style:name="P12" style:family="paragraph" style:parent-style-name="Text_20_body" style:list-style-name="L3">
      <style:paragraph-properties fo:text-align="justify" style:justify-single-word="false"/>
      <style:text-properties style:font-name="Tlwg Typist" fo:font-size="12pt" style:text-underline-style="none" fo:font-weight="normal" officeooo:rsid="0012ff58" officeooo:paragraph-rsid="0012ff58" style:font-size-asian="10.5pt" style:font-weight-asian="normal" style:font-size-complex="12pt" style:font-weight-complex="normal"/>
    </style:style>
    <style:style style:name="P13" style:family="paragraph" style:parent-style-name="Text_20_body" style:list-style-name="L4">
      <style:paragraph-properties fo:text-align="justify" style:justify-single-word="false"/>
      <style:text-properties style:font-name="Tlwg Typist" fo:font-size="12pt" style:text-underline-style="none" fo:font-weight="normal" officeooo:rsid="0014146a" officeooo:paragraph-rsid="0014146a" style:font-size-asian="10.5pt" style:font-weight-asian="normal" style:font-size-complex="12pt" style:font-weight-complex="normal"/>
    </style:style>
    <style:style style:name="P14" style:family="paragraph" style:parent-style-name="Text_20_body" style:list-style-name="L4">
      <style:paragraph-properties fo:text-align="justify" style:justify-single-word="false"/>
      <style:text-properties style:font-name="Liberation Serif" fo:font-size="12pt" style:text-underline-style="none" fo:font-weight="normal" officeooo:rsid="0014146a" officeooo:paragraph-rsid="0014146a" style:font-size-asian="10.5pt" style:font-weight-asian="normal" style:font-size-complex="12pt" style:font-weight-complex="normal"/>
    </style:style>
    <style:style style:name="P15" style:family="paragraph" style:parent-style-name="Text_20_body" style:list-style-name="L5">
      <style:paragraph-properties fo:text-align="justify" style:justify-single-word="false"/>
      <style:text-properties style:font-name="Liberation Serif" fo:font-size="12pt" style:text-underline-style="none" fo:font-weight="normal" officeooo:rsid="00144a1d" officeooo:paragraph-rsid="00144a1d" style:font-size-asian="10.5pt" style:font-weight-asian="normal" style:font-size-complex="12pt" style:font-weight-complex="normal"/>
    </style:style>
    <style:style style:name="P16" style:family="paragraph" style:parent-style-name="Text_20_body" style:list-style-name="L5">
      <style:paragraph-properties fo:text-align="justify" style:justify-single-word="false"/>
      <style:text-properties style:font-name="Liberation Serif" fo:font-size="12pt" style:text-underline-style="none" fo:font-weight="normal" officeooo:rsid="00157f1e" officeooo:paragraph-rsid="00157f1e" style:font-size-asian="10.5pt" style:font-weight-asian="normal" style:font-size-complex="12pt" style:font-weight-complex="normal"/>
    </style:style>
    <style:style style:name="P17" style:family="paragraph" style:parent-style-name="Text_20_body" style:list-style-name="L5">
      <style:paragraph-properties fo:text-align="justify" style:justify-single-word="false"/>
      <style:text-properties style:font-name="Liberation Serif" fo:font-size="12pt" style:text-underline-style="none" fo:font-weight="normal" officeooo:rsid="001761c2" officeooo:paragraph-rsid="001761c2" style:font-size-asian="10.5pt" style:font-weight-asian="normal" style:font-size-complex="12pt" style:font-weight-complex="normal"/>
    </style:style>
    <style:style style:name="P18" style:family="paragraph" style:parent-style-name="Text_20_body">
      <style:paragraph-properties fo:text-align="justify" style:justify-single-word="false"/>
      <style:text-properties style:font-name="Liberation Serif" fo:font-size="12pt" style:text-underline-style="none" fo:font-weight="normal" officeooo:rsid="001761c2" officeooo:paragraph-rsid="001761c2" style:font-size-asian="10.5pt" style:font-weight-asian="normal" style:font-size-complex="12pt" style:font-weight-complex="normal"/>
    </style:style>
    <style:style style:name="P19" style:family="paragraph" style:parent-style-name="Text_20_body" style:list-style-name="L5">
      <style:paragraph-properties fo:text-align="justify" style:justify-single-word="false"/>
      <style:text-properties style:font-name="Liberation Serif" fo:font-size="12pt" style:text-underline-style="none" fo:font-weight="normal" officeooo:rsid="00177be0" officeooo:paragraph-rsid="00177be0" style:font-size-asian="10.5pt" style:font-weight-asian="normal" style:font-size-complex="12pt" style:font-weight-complex="normal"/>
    </style:style>
    <style:style style:name="P20" style:family="paragraph" style:parent-style-name="Text_20_body">
      <style:paragraph-properties fo:text-align="justify" style:justify-single-word="false"/>
      <style:text-properties style:font-name="Liberation Serif" fo:font-size="12pt" style:text-underline-style="none" fo:font-weight="normal" officeooo:rsid="00177be0" officeooo:paragraph-rsid="00177be0" style:font-size-asian="10.5pt" style:font-weight-asian="normal" style:font-size-complex="12pt" style:font-weight-complex="normal"/>
    </style:style>
    <style:style style:name="P21" style:family="paragraph" style:parent-style-name="Text_20_body" style:list-style-name="L5">
      <style:paragraph-properties fo:text-align="justify" style:justify-single-word="false"/>
      <style:text-properties style:font-name="Liberation Serif" fo:font-size="12pt" style:text-underline-style="none" fo:font-weight="bold" officeooo:rsid="0014146a" officeooo:paragraph-rsid="0014146a" style:font-size-asian="10.5pt" style:font-weight-asian="bold" style:font-size-complex="12pt" style:font-weight-complex="bold"/>
    </style:style>
    <style:style style:name="P22" style:family="paragraph" style:parent-style-name="Text_20_body" style:list-style-name="L5">
      <style:paragraph-properties fo:text-align="justify" style:justify-single-word="false"/>
      <style:text-properties style:font-name="Liberation Serif" fo:font-size="12pt" style:text-underline-style="none" fo:font-weight="bold" officeooo:rsid="0014146a" officeooo:paragraph-rsid="00144a1d" style:font-size-asian="10.5pt" style:font-weight-asian="bold" style:font-size-complex="12pt" style:font-weight-complex="bold"/>
    </style:style>
    <style:style style:name="P23" style:family="paragraph" style:parent-style-name="Text_20_body" style:list-style-name="L5">
      <style:paragraph-properties fo:text-align="justify" style:justify-single-word="false"/>
      <style:text-properties style:font-name="Liberation Serif" fo:font-size="12pt" style:text-underline-style="none" fo:font-weight="bold" officeooo:rsid="00157f1e" officeooo:paragraph-rsid="00157f1e" style:font-size-asian="10.5pt" style:font-weight-asian="bold" style:font-size-complex="12pt" style:font-weight-complex="bold"/>
    </style:style>
    <style:style style:name="P24" style:family="paragraph" style:parent-style-name="Text_20_body" style:list-style-name="L5">
      <style:paragraph-properties fo:text-align="justify" style:justify-single-word="false"/>
      <style:text-properties style:font-name="Liberation Serif" fo:font-size="12pt" style:text-underline-style="none" fo:font-weight="bold" officeooo:rsid="001761c2" officeooo:paragraph-rsid="001761c2" style:font-size-asian="10.5pt" style:font-weight-asian="bold" style:font-size-complex="12pt" style:font-weight-complex="bold"/>
    </style:style>
    <style:style style:name="P25" style:family="paragraph" style:parent-style-name="Text_20_body" style:list-style-name="L5">
      <style:paragraph-properties fo:text-align="justify" style:justify-single-word="false"/>
      <style:text-properties style:font-name="Liberation Serif" fo:font-size="12pt" style:text-underline-style="none" fo:font-weight="bold" officeooo:rsid="00177be0" officeooo:paragraph-rsid="00177be0" style:font-size-asian="10.5pt" style:font-weight-asian="bold" style:font-size-complex="12pt" style:font-weight-complex="bold"/>
    </style:style>
    <style:style style:name="P26" style:family="paragraph" style:parent-style-name="Text_20_body" style:list-style-name="L5">
      <style:paragraph-properties fo:text-align="justify" style:justify-single-word="false"/>
      <style:text-properties officeooo:paragraph-rsid="0014146a"/>
    </style:style>
    <style:style style:name="P27" style:family="paragraph" style:parent-style-name="Text_20_body" style:list-style-name="L5">
      <style:paragraph-properties fo:text-align="justify" style:justify-single-word="false"/>
      <style:text-properties officeooo:rsid="00144a1d" officeooo:paragraph-rsid="00144a1d"/>
    </style:style>
    <style:style style:name="P28" style:family="paragraph" style:parent-style-name="Text_20_body" style:list-style-name="L3">
      <style:paragraph-properties fo:margin-left="1.251cm" fo:margin-right="0cm" fo:text-align="justify" style:justify-single-word="false" fo:text-indent="-0.635cm" style:auto-text-indent="false"/>
      <style:text-properties fo:font-size="12pt" style:text-underline-style="none" fo:font-weight="normal" officeooo:rsid="0012ff58" officeooo:paragraph-rsid="0012ff58" style:font-size-asian="10.5pt" style:font-weight-asian="normal" style:font-size-complex="12pt" style:font-weight-complex="normal"/>
    </style:style>
    <style:style style:name="P29" style:family="paragraph" style:parent-style-name="Text_20_body" style:list-style-name="L3">
      <style:paragraph-properties fo:margin-left="1.251cm" fo:margin-right="0cm" fo:text-align="justify" style:justify-single-word="false" fo:text-indent="-0.635cm" style:auto-text-indent="false"/>
      <style:text-properties style:font-name="Tlwg Typist" fo:font-size="12pt" style:text-underline-style="none" fo:font-weight="normal" officeooo:rsid="0012ff58" officeooo:paragraph-rsid="0012ff58" style:font-size-asian="10.5pt" style:font-weight-asian="normal" style:font-size-complex="12pt" style:font-weight-complex="normal"/>
    </style:style>
    <style:style style:name="P30" style:family="paragraph" style:parent-style-name="Text_20_body" style:list-style-name="L3">
      <style:paragraph-properties fo:margin-left="1.251cm" fo:margin-right="0cm" fo:text-align="justify" style:justify-single-word="false" fo:text-indent="-0.635cm" style:auto-text-indent="false"/>
      <style:text-properties style:font-name="Liberation Serif" fo:font-size="12pt" style:text-underline-style="none" fo:font-weight="normal" officeooo:rsid="0012ff58" officeooo:paragraph-rsid="0012ff58" style:font-size-asian="10.5pt" style:font-weight-asian="normal" style:font-size-complex="12pt" style:font-weight-complex="normal"/>
    </style:style>
    <style:style style:name="P31" style:family="paragraph" style:parent-style-name="Text_20_body">
      <style:paragraph-properties fo:margin-left="1.251cm" fo:margin-right="0cm" fo:text-align="justify" style:justify-single-word="false" fo:text-indent="-0.635cm" style:auto-text-indent="false"/>
      <style:text-properties fo:color="#ff0000" style:font-name="Tlwg Typist" fo:font-size="12pt" style:text-underline-style="none" fo:font-weight="bold" officeooo:rsid="0017d146" officeooo:paragraph-rsid="0014146a" style:font-size-asian="10.5pt" style:font-weight-asian="bold" style:font-size-complex="12pt" style:font-weight-complex="bold"/>
    </style:style>
    <style:style style:name="T1" style:family="text">
      <style:text-properties style:font-name="Tlwg Typist"/>
    </style:style>
    <style:style style:name="T2" style:family="text">
      <style:text-properties style:font-name="Tlwg Typist" fo:font-style="normal" style:font-style-asian="normal" style:font-style-complex="normal"/>
    </style:style>
    <style:style style:name="T3" style:family="text">
      <style:text-properties style:font-name="Liberation Serif" fo:font-style="normal" style:font-style-asian="normal" style:font-style-complex="normal"/>
    </style:style>
    <style:style style:name="T4" style:family="text">
      <style:text-properties style:font-name="Liberation Serif" fo:font-size="12pt" style:text-underline-style="none" fo:font-weight="normal" style:font-size-asian="10.5pt" style:font-weight-asian="normal" style:font-size-complex="12pt" style:font-weight-complex="normal"/>
    </style:style>
    <style:style style:name="T5" style:family="text">
      <style:text-properties style:font-name="Liberation Serif" fo:font-size="12pt" style:text-underline-style="none" fo:font-weight="normal" officeooo:rsid="0014146a" style:font-size-asian="10.5pt" style:font-weight-asian="normal" style:font-size-complex="12pt" style:font-weight-complex="normal"/>
    </style:style>
    <style:style style:name="T6" style:family="text">
      <style:text-properties style:font-name="Liberation Serif" fo:font-size="12pt" style:text-underline-style="none" fo:font-weight="normal" officeooo:rsid="00144a1d" style:font-size-asian="10.5pt" style:font-weight-asian="normal" style:font-size-complex="12pt" style:font-weight-complex="normal"/>
    </style:style>
    <style:style style:name="T7" style:family="text">
      <style:text-properties style:font-name="Liberation Serif" fo:font-size="12pt" style:text-underline-style="none" fo:font-weight="normal" officeooo:rsid="00157f1e" style:font-size-asian="10.5pt" style:font-weight-asian="normal" style:font-size-complex="12pt" style:font-weight-complex="normal"/>
    </style:style>
    <style:style style:name="T8" style:family="text">
      <style:text-properties officeooo:rsid="0014146a"/>
    </style:style>
    <style:style style:name="T9" style:family="text">
      <style:text-properties fo:color="#3333ff"/>
    </style:style>
    <style:style style:name="T10" style:family="text">
      <style:text-properties fo:color="#00cc33"/>
    </style:style>
    <style:style style:name="T11" style:family="text">
      <style:text-properties fo:color="#cc0000"/>
    </style:style>
    <style:style style:name="T12" style:family="text">
      <style:text-properties fo:color="#ff0000"/>
    </style:style>
    <style:style style:name="T13" style:family="text">
      <style:text-properties fo:color="#ff0000" officeooo:rsid="0017d146"/>
    </style:style>
    <style:style style:name="T14"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fgabe 1.3</text:p>
      <table:table table:name="Tabelle1" table:style-name="Tabelle1">
        <table:table-column table:style-name="Tabelle1.A"/>
        <table:table-column table:style-name="Tabelle1.B"/>
        <table:table-column table:style-name="Tabelle1.C"/>
        <table:table-row>
          <table:table-cell table:style-name="Tabelle1.A1" office:value-type="string">
            <text:p text:style-name="P9">Typen</text:p>
          </table:table-cell>
          <table:table-cell table:style-name="Tabelle1.A1" office:value-type="string">
            <text:p text:style-name="P9">Variablen</text:p>
          </table:table-cell>
          <table:table-cell table:style-name="Tabelle1.C1" office:value-type="string">
            <text:p text:style-name="P9">Werte</text:p>
          </table:table-cell>
        </table:table-row>
        <table:table-row>
          <table:table-cell table:style-name="Tabelle1.A2" office:value-type="string">
            <text:p text:style-name="P9">int</text:p>
          </table:table-cell>
          <table:table-cell table:style-name="Tabelle1.A2" office:value-type="string">
            <text:p text:style-name="P9">a</text:p>
          </table:table-cell>
          <table:table-cell table:style-name="Tabelle1.C2" office:value-type="string">
            <text:p text:style-name="P9">9</text:p>
          </table:table-cell>
        </table:table-row>
        <table:table-row>
          <table:table-cell table:style-name="Tabelle1.A2" office:value-type="string">
            <text:p text:style-name="P9">bool</text:p>
          </table:table-cell>
          <table:table-cell table:style-name="Tabelle1.A2" office:value-type="string">
            <text:p text:style-name="P9">b</text:p>
          </table:table-cell>
          <table:table-cell table:style-name="Tabelle1.C2" office:value-type="string">
            <text:p text:style-name="P9">false</text:p>
          </table:table-cell>
        </table:table-row>
        <table:table-row>
          <table:table-cell table:style-name="Tabelle1.A2" office:value-type="string">
            <text:p text:style-name="P9">char</text:p>
          </table:table-cell>
          <table:table-cell table:style-name="Tabelle1.A2" office:value-type="string">
            <text:p text:style-name="P9">c</text:p>
          </table:table-cell>
          <table:table-cell table:style-name="Tabelle1.C2" office:value-type="string">
            <text:p text:style-name="P9">'a'</text:p>
          </table:table-cell>
        </table:table-row>
        <table:table-row>
          <table:table-cell table:style-name="Tabelle1.A2" office:value-type="string">
            <text:p text:style-name="P9">double</text:p>
          </table:table-cell>
          <table:table-cell table:style-name="Tabelle1.A2" office:value-type="string">
            <text:p text:style-name="P9">d</text:p>
          </table:table-cell>
          <table:table-cell table:style-name="Tabelle1.C2" office:value-type="string">
            <text:p text:style-name="P9">1.3</text:p>
          </table:table-cell>
        </table:table-row>
        <table:table-row>
          <table:table-cell table:style-name="Tabelle1.A2" office:value-type="string">
            <text:p text:style-name="P9">Int const</text:p>
          </table:table-cell>
          <table:table-cell table:style-name="Tabelle1.A2" office:value-type="string">
            <text:p text:style-name="P9">two</text:p>
          </table:table-cell>
          <table:table-cell table:style-name="Tabelle1.C2" office:value-type="string">
            <text:p text:style-name="P9">2</text:p>
          </table:table-cell>
        </table:table-row>
        <table:table-row>
          <table:table-cell table:style-name="Tabelle1.A2" office:value-type="string">
            <text:p text:style-name="P9">double</text:p>
          </table:table-cell>
          <table:table-cell table:style-name="Tabelle1.A2" office:value-type="string">
            <text:p text:style-name="P9">e</text:p>
          </table:table-cell>
          <table:table-cell table:style-name="Tabelle1.C2" office:value-type="string">
            <text:p text:style-name="P9">a/two</text:p>
          </table:table-cell>
        </table:table-row>
      </table:table>
      <text:p text:style-name="P1"/>
      <text:list xml:id="list5720344348093255867" text:style-name="L1">
        <text:list-item>
          <text:p text:style-name="P10">Two = d, wird die Gleitkommazahl „d“ in eine Ganzzahl umwandeln.</text:p>
        </text:list-item>
      </text:list>
      <text:p text:style-name="P2"/>
      <text:list xml:id="list152252790273294" text:continue-numbering="true" text:style-name="L1">
        <text:list-item>
          <text:p text:style-name="P10">Const bedeutet dass die Variable nicht geändert werden kann (konstante)</text:p>
        </text:list-item>
      </text:list>
      <text:p text:style-name="P2"/>
      <text:list xml:id="list152253864995417" text:continue-numbering="true" text:style-name="L1">
        <text:list-item>
          <text:p text:style-name="P10">Typenkonvertierung kann Probleme bereiten. Wenn einem Integer plötzlich ein float zugewiesen wird, wird dieser float gerundet. Im obrigen Beispiel wird aus einer 1,3 eine 1. Das kann dann Problematisch sein wenn man diese abgeschnittenen 0,3 für die Rechnung wichtig waren.</text:p>
        </text:list-item>
      </text:list>
      <text:p text:style-name="P3"/>
      <text:p text:style-name="P3">Aufgabe 1.4</text:p>
      <text:list xml:id="list760285034273645175" text:style-name="L2">
        <text:list-item>
          <text:p text:style-name="P11">Bei der Initiallisierung wird einer neue deklarierten Variable gleichzeitig noch ein Wert zugewießen. <text:span text:style-name="T3">z.B.:</text:span><text:span text:style-name="T2"> int zahl = 5;</text:span></text:p>
        </text:list-item>
        <text:list-item>
          <text:p text:style-name="P11">Bei einer Zuweisung handelt es sich um einen Vorgang bei dem einer bereits existierenden Variable ein Wert zugewießen wird. z.B.: <text:span text:style-name="T1">zahl = zahl + 5;</text:span></text:p>
        </text:list-item>
      </text:list>
      <text:p text:style-name="P3">Aufgabe 1.5</text:p>
      <text:list xml:id="list5611501166137861716" text:style-name="L3">
        <text:list-item>
          <text:p text:style-name="P28">Bei der Deklaration wird die Variable oder Funktion zunächst einmal dem Compiler bekannt gemacht, damit dieser weiß dass sie existiert. z.B.:</text:p>
          <text:p text:style-name="P29">int zahl;</text:p>
          <text:p text:style-name="P29">void print_array(int[] a);</text:p>
          <text:p text:style-name="P29">class Circle{public: Circle(); private: int radius_;}</text:p>
        </text:list-item>
        <text:list-item>
          <text:p text:style-name="P30">Bei der Definition wird der bereits bekannten Variable nun ein Wert zugewiesen. Bei Klassen oder Funktionen bedeutet Definiotion eher die direkte Implimentierung. z.B.: </text:p>
          <text:p text:style-name="P29">zahl = 5;</text:p>
          <text:p text:style-name="P12">void print_array(int[] a){do stuff}</text:p>
          <text:p text:style-name="P12"><text:span text:style-name="T8">void</text:span> Circle::<text:span text:style-name="T8">draw_self{int radius_ = 5;}</text:span></text:p>
        </text:list-item>
      </text:list>
      <text:p text:style-name="P7"><text:soft-page-break/>Aufgabe 1.<text:span text:style-name="T8">6</text:span></text:p>
      <text:list xml:id="list7606906519082925233" text:style-name="L4">
        <text:list-item>
          <text:p text:style-name="P14">Eine Signatur definiert die formale Schnittstelle einer Funktion/Methode. z.B.:</text:p>
          <text:p text:style-name="P13">int do_stuff(int a,double b) </text:p>
          <text:p text:style-name="P13">//Signatur: do_stuff(int, double)</text:p>
        </text:list-item>
      </text:list>
      <text:p text:style-name="P6">#include &lt;iostream&gt; </text:p>
      <text:p text:style-name="P6"><text:span text:style-name="T9">int </text:span>var = 3; </text:p>
      <text:p text:style-name="P8">//var ist überall bekannt (Global)</text:p>
      <text:p text:style-name="P6"><text:span text:style-name="T9">double</text:span> sum (<text:span text:style-name="T9">double</text:span> a,<text:span text:style-name="T9">double</text:span> b) </text:p>
      <text:p text:style-name="P6">{ </text:p>
      <text:p text:style-name="P6"><text:tab/><text:span text:style-name="T9">return </text:span>a + b ; </text:p>
      <text:p text:style-name="P6"><text:tab/><text:span text:style-name="T12">//a und b sind nur hier bekannt</text:span></text:p>
      <text:p text:style-name="P6">} </text:p>
      <text:p text:style-name="P6"><text:span text:style-name="T9">int</text:span> square(<text:span text:style-name="T9">int</text:span> var) </text:p>
      <text:p text:style-name="P6">{ </text:p>
      <text:p text:style-name="P6"><text:tab/><text:span text:style-name="T9">return</text:span> var * var ; </text:p>
      <text:p text:style-name="P6"><text:tab/><text:span text:style-name="T12">//</text:span><text:span text:style-name="T13">var ist hier nicht die globale Variable „var“, sondern</text:span></text:p>
      <text:p text:style-name="P31"><text:tab/>//der Wert der dieser Funktion übergeben wird.</text:p>
      <text:p text:style-name="P31"><text:tab/>//(nur innerhalb der Funktion bekannt)</text:p>
      <text:p text:style-name="P6">} </text:p>
      <text:p text:style-name="P6"><text:span text:style-name="T9">int </text:span>main() </text:p>
      <text:p text:style-name="P6">{ </text:p>
      <text:p text:style-name="P6"><text:tab/><text:span text:style-name="T9">for</text:span>(<text:span text:style-name="T9">int </text:span>i=0;i != 100;++ i){ </text:p>
      <text:p text:style-name="P6"><text:tab/><text:tab/><text:span text:style-name="T11">std</text:span>::cout &lt;&lt; <text:span text:style-name="T10">"i^2 = "</text:span> &lt;&lt; square(i) &lt;&lt; <text:span text:style-name="T11">std</text:span>::endl; </text:p>
      <text:p text:style-name="P6"><text:tab/><text:tab/><text:span text:style-name="T11">std</text:span>::cout &lt;&lt; <text:span text:style-name="T10">"i+i = "</text:span> &lt;&lt; sum(i,i) <text:s/>&lt;&lt; <text:span text:style-name="T11">std</text:span>::endl; </text:p>
      <text:p text:style-name="P6"><text:tab/><text:tab/><text:span text:style-name="T12">//i ist nur hier bekannt</text:span></text:p>
      <text:p text:style-name="P6"><text:tab/>} </text:p>
      <text:p text:style-name="P6"><text:span text:style-name="T9"><text:tab/>return</text:span> 0; </text:p>
      <text:p text:style-name="P6"><text:soft-page-break/>}</text:p>
      <text:p text:style-name="P6"/>
      <text:p text:style-name="P7">Aufgabe 1.<text:span text:style-name="T8">13</text:span></text:p>
      <text:list xml:id="list206678749421483798" text:style-name="L5">
        <text:list-item>
          <text:p text:style-name="P21">C++:</text:p>
          <text:p text:style-name="P26"><text:span text:style-name="T5">Ist eine objektorientierte Programmiersprache, </text:span><text:span text:style-name="T6">erfunden von </text:span><text:span text:style-name="T14">Bjarne Stroustrup</text:span><text:span text:style-name="T6">.</text:span></text:p>
          <text:p text:style-name="P15">Sie vereint verschiedene Aspekte aus den Sprachen „C“ und „Simula“.</text:p>
        </text:list-item>
        <text:list-item>
          <text:p text:style-name="P22">Quellcode:</text:p>
          <text:p text:style-name="P27">Ist ein für Menschen lesbarer, in einer Programmiersprache geschriebene Text eines Computerprogrammes.</text:p>
        </text:list-item>
        <text:list-item>
          <text:p text:style-name="P21">Compiler:</text:p>
          <text:p text:style-name="P27"><text:span text:style-name="T4">Der Compiler ist ein Programm, </text:span><text:span text:style-name="T7">welches</text:span><text:span text:style-name="T4"> Code einer Programmiersprache in eine Form übersetzt die </text:span><text:span text:style-name="T7">vom Coputer bzw. Prozessor verstanden werden kann. </text:span></text:p>
        </text:list-item>
        <text:list-item>
          <text:p text:style-name="P23">Linker:</text:p>
          <text:p text:style-name="P16">Der Linker verbindet einzelne Programmmodule zu einem „Gesamtprogramm“</text:p>
        </text:list-item>
        <text:list-item>
          <text:p text:style-name="P24">Objektcode:</text:p>
          <text:p text:style-name="P17">Objektcode ist das Zwischenergebnis des Compilers</text:p>
        </text:list-item>
        <text:list-item>
          <text:p text:style-name="P24">Ausführbare Datei:</text:p>
          <text:p text:style-name="P17">Eine Datei, die ein Programm enthält das bereits Compiliert wurde und direkt ausführbar ist.</text:p>
        </text:list-item>
        <text:list-item>
          <text:p text:style-name="P24">Main():</text:p>
          <text:p text:style-name="P17">Die main-Funktion eines Programmes ist die Funktion in der letztendlich die einzelnen Klassen und Funktionen aufruft. Nach dem einbinden diverser Header wird die main als erstes aufgerufen.</text:p>
        </text:list-item>
        <text:list-item>
          <text:p text:style-name="P24">#include:</text:p>
          <text:p text:style-name="P17">Mit dem Befehl „#include“ bindet man diversen Programmcode ein den man entweder selbst geschrieben hat (Header), oder der in Form einer Library heruntergeladen werden kann.</text:p>
        </text:list-item>
        <text:list-item>
          <text:p text:style-name="P24">Kommentar:</text:p>
          <text:p text:style-name="P17">Ein Kommentar ist ein Hilfsmittel das genutzt wird um Programmcode verständlicher zu gestalten. Der Compiler ignoriert Kommentare.</text:p>
        </text:list-item>
      </text:list>
      <text:p text:style-name="P4"/>
      <text:p text:style-name="P18"/>
      <text:list xml:id="list152252728685850" text:continue-numbering="true" text:style-name="L5">
        <text:list-item>
          <text:p text:style-name="P24"><text:soft-page-break/>Header:</text:p>
          <text:p text:style-name="P17">Einen Header kann man erstellen um die Deklaration verschiedener Klassen und Methoden aus separaten Dateien zu laden.</text:p>
        </text:list-item>
        <text:list-item>
          <text:p text:style-name="P24">Programm:</text:p>
          <text:p text:style-name="P17">Ein Programm ist eine Folge von Anweisungen um bestimmte Funktionen oder Aufgaben von einem Computer bearbeiten oder lösen zu lassen.</text:p>
        </text:list-item>
        <text:list-item>
          <text:p text:style-name="P24">Ausgabe:</text:p>
          <text:p text:style-name="P17">Bei der Ausgabe handelt es sich meist um das von einem Programm erzeugt Ergebnis.</text:p>
        </text:list-item>
        <text:list-item>
          <text:p text:style-name="P24">std::cout:</text:p>
          <text:p text:style-name="P17">Ein Befehl um eine Konsolenausgabe zu erhalten.</text:p>
        </text:list-item>
        <text:list-item>
          <text:p text:style-name="P24">std::cin:</text:p>
          <text:p text:style-name="P17">Ein Befehl um eine Konsoleneingabe zu erhalten.</text:p>
        </text:list-item>
        <text:list-item>
          <text:p text:style-name="P24">&lt;&lt;:</text:p>
          <text:p text:style-name="P17">Wird benutzt um Beispielsweise einen String oder eine variable in den std::cout-Container zu stecken.</text:p>
        </text:list-item>
        <text:list-item>
          <text:p text:style-name="P24">&gt;&gt;:</text:p>
          <text:p text:style-name="P17">Ähnlich wie „&lt;&lt;“ nur in die andere Richtung.</text:p>
        </text:list-item>
        <text:list-item>
          <text:p text:style-name="P24">Funktion:</text:p>
          <text:p text:style-name="P17">Eine Funktion ist ein Teil eines Programmes welches öfter benutzt werden kann um eine Teilaufgabe zu lösen.</text:p>
        </text:list-item>
        <text:list-item>
          <text:p text:style-name="P25">Funktionssignatur:</text:p>
          <text:p text:style-name="P19">Bei der Signatur einer Funktion handelt es sich um den Namen, sowie die Übergabedatentypen einer Funktion.</text:p>
        </text:list-item>
        <text:list-item>
          <text:p text:style-name="P25">Deklaration:</text:p>
          <text:p text:style-name="P19">Die Deklaration sorgt dafür dass eine Variable, Klasse oder Funktion dem Compiler bekannt gemacht wird.</text:p>
        </text:list-item>
        <text:list-item>
          <text:p text:style-name="P25">Definition:</text:p>
          <text:p text:style-name="P19">Eine dem Compiler bereits bekannte Funktion, Variable oder Klasse kann mit verschiedenen Werten ausgestattet sein die man durch die Definition bereitstellt.</text:p>
        </text:list-item>
      </text:list>
      <text:p text:style-name="P5"/>
      <text:p text:style-name="P5"/>
      <text:p text:style-name="P20"/>
      <text:list xml:id="list152254017140883" text:continue-numbering="true" text:style-name="L5">
        <text:list-item>
          <text:p text:style-name="P25"><text:soft-page-break/>Typ:</text:p>
          <text:p text:style-name="P19">Ein Typ ist ein Konstrukt welches einerseits vorgefertigt vorliegt (int, bool, double, float) oder auch in Form einer Klasse selbst definiert werden kann.<text:line-break/>Typen können jeweils verschiedene Werte enthalten. So ist ein Integer für Ganzzahlen zuständig und ein float beispielsweise für Gleitkommazahlen.</text:p>
        </text:list-item>
        <text:list-item>
          <text:p text:style-name="P25">Typkonvertierung:</text:p>
          <text:p text:style-name="P19">Die Typkonvertierung ist nützlich wenn man Werte zweier unterschiedlicher Typen miteinander vereinen möchte. So kann man aus einem float beispielsweise einen Integer machen. Dabei sollte man allerdings darauf achten dass dies zu gewissen Problemen führen kann, wie z.B. dass der Wert dieses floats gerundet werden würde.</text:p>
        </text:list-item>
        <text:list-item>
          <text:p text:style-name="P25">Variable:</text:p>
          <text:p text:style-name="P19">Eine Variable ist ein veränderbarer Wert eines bestimmten Typs.</text:p>
        </text:list-item>
        <text:list-item>
          <text:p text:style-name="P25">Name:</text:p>
          <text:p text:style-name="P19">Einen Namen gibt man einer Variable um sie von anderen unterscheiden zu können.</text:p>
        </text:list-item>
        <text:list-item>
          <text:p text:style-name="P25">Wert:</text:p>
          <text:p text:style-name="P19">Jede Variable besitzt einen gewissen Wert.</text:p>
        </text:list-item>
        <text:list-item>
          <text:p text:style-name="P25">Initialisierung:</text:p>
          <text:p text:style-name="P19">Die Verbindung von Deklaration und Definition in einem Schritt.</text:p>
        </text:list-item>
        <text:list-item>
          <text:p text:style-name="P25">Zuweisung:</text:p>
          <text:p text:style-name="P19">Durch verschiedene Operationen (=,+=,++) kann einer Variablen ein gewünschter Wert zugewiesen werden.</text:p>
        </text:list-item>
        <text:list-item>
          <text:p text:style-name="P25">const:</text:p>
          <text:p text:style-name="P19">Man schreibt cont hinter eine Variable um diese zu einer Konstante zu machen. Somit ist diese dann nicht mehr veränderbar.</text:p>
        </text:list-item>
        <text:list-item>
          <text:p text:style-name="P25">Gültigkeitsbereich:</text:p>
          <text:p text:style-name="P19">Der Gültigkeitsbereich ist ein gewisser Abschnitt im Programm in dem, dem Compiler einer Variable bekannt ist. Gültigkeitsbereiche werden von sogenannten „scopes“ umschlossen.</text:p>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7:30:59.015083166</meta:creation-date>
    <dc:date>2016-04-20T20:24:48.426115501</dc:date>
    <meta:editing-duration>PT3M2S</meta:editing-duration>
    <meta:editing-cycles>2</meta:editing-cycles>
    <meta:generator>LibreOffice/4.2.8.2$Linux_X86_64 LibreOffice_project/420m0$Build-2</meta:generator>
    <meta:document-statistic meta:table-count="1" meta:image-count="0" meta:object-count="0" meta:page-count="5" meta:paragraph-count="126" meta:word-count="904" meta:character-count="5707" meta:non-whitespace-character-count="4968"/>
  </office:meta>
</office:document-meta>
</file>